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a50f" officeooo:paragraph-rsid="001ba50f" style:font-size-asian="20pt" style:font-size-complex="20pt"/>
    </style:style>
    <style:style style:name="P2" style:family="paragraph" style:parent-style-name="Standard">
      <style:text-properties fo:font-size="20pt" officeooo:rsid="001ba50f" officeooo:paragraph-rsid="001ba50f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ba50f" officeooo:paragraph-rsid="001ba50f" style:font-size-asian="28pt" style:font-size-complex="2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3">A-102-18 <text:s text:c="9"/>Radu Hociung and MPSEP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18.5cm" style:num-format="1" style:print-orientation="landscape" fo:margin-top="4.001cm" fo:margin-bottom="4.001cm" fo:margin-left="1cm" fo:margin-right="1cm" fo:background-color="#b2b2b2" style:writing-mode="lr-tb" draw:fill="solid" draw:fill-color="#b2b2b2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8-05-27T17:08:06.571000000</meta:creation-date>
    <meta:printed-by>Radu Hociung</meta:printed-by>
    <meta:print-date>2018-05-27T17:17:47.366000000</meta:print-date>
    <dc:date>2018-05-27T17:17:52.289000000</dc:date>
    <dc:creator>Radu Hociung</dc:creator>
    <meta:editing-duration>PT9M45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1" meta:word-count="5" meta:character-count="40" meta:non-whitespace-character-count="27"/>
  </office:meta>
</office:document-meta>
</file>